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S. Solomon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20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Washington, D. C.</text:p>
      <text:p text:style-name="P5">State<text:tab/><text:tab/>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Washington, D. C./</text:p>
      <text:p text:style-name="P3">Sep. 20, 1892./</text:p>
      <text:p text:style-name="P2">Rev. S. Morais./</text:p>
      <text:p text:style-name="P2"><text:tab/>My dear friend:-/</text:p>
      <text:p text:style-name="P2"><text:tab/><text:tab/>With all my/ heart I wish you and/ all your dear ones, a/ very happy new year/ and may good health/ and good cheer attend/ you always and may/ you be spared to con-/tinue God's work on/ earth for many years/</text:p>
      <text:p text:style-name="P2"/>
      <text:p text:style-name="P2">[Page 2]</text:p>
      <text:p text:style-name="P2">to come./</text:p>
      <text:p text:style-name="P2">My family joins in/ warm remembrances./</text:p>
      <text:p text:style-name="P2"><text:tab/>Always/ Cordially Yours,/ A S Solom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3:31:05.70</meta:creation-date>
    <meta:document-statistic meta:table-count="0" meta:image-count="0" meta:object-count="0" meta:page-count="2" meta:paragraph-count="70" meta:word-count="237" meta:character-count="1655"/>
    <dc:date>2011-12-06T13:42:43.62</dc:date>
    <dc:creator>Penn Libraries</dc:creator>
    <meta:editing-duration>PT00H11M38S</meta:editing-duration>
    <meta:editing-cycles>1</meta:editing-cycles>
    <meta:generator>OpenOffice.org/3.2$Win32 OpenOffice.org_project/320m12$Build-9483</meta:generator>
  </office:meta>
</office:document-meta>
</file>